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URRÍCULUM VITAE</text:span></text:h>
      <text:p text:style-name="Text_20_body"><text:span text:style-name="Strong_20_Emphasis">Nom i llinatges:</text:span> Joan Pons Vidal<text:line-break/><text:span text:style-name="Strong_20_Emphasis">Adreça:</text:span> C/ Ciutadella, 45 – 07703 Maó<text:line-break/><text:span text:style-name="Strong_20_Emphasis">Telèfon:</text:span> 600 123 456<text:line-break/><text:span text:style-name="Strong_20_Emphasis">Correu electrònic:</text:span> joanpons@email.com</text:p>
      <text:h text:style-name="Heading_20_4" text:outline-level="4"><text:span text:style-name="Strong_20_Emphasis">OBJECTIU PROFESSIONAL</text:span></text:h>
      <text:p text:style-name="Text_20_body">Estudiant del cicle formatiu de Grau Mitjà en Sistemes Microinformàtics i Xarxes, amb interès a desenvolupar-me professionalment en l’àmbit de la informàtica i les noves tecnologies.</text:p>
      <text:h text:style-name="Heading_20_4" text:outline-level="4"><text:span text:style-name="Strong_20_Emphasis">FORMACIÓ ACADÈMICA</text:span></text:h>
      <text:list text:style-name="L1">
        <text:list-item>
          <text:p text:style-name="P1"><text:span text:style-name="Strong_20_Emphasis">2025 – actualitat:</text:span> 1r curs del Cicle Formatiu de Grau Mitjà en Sistemes Microinformàtics i Xarxes<text:line-break/><text:span text:style-name="Emphasis">IES Joan Ramis i Ramis (Maó)</text:span></text:p>
        </text:list-item>
        <text:list-item>
          <text:p text:style-name="P1"><text:span text:style-name="Strong_20_Emphasis">2023 – 2025:</text:span> Educació Secundària Obligatòria<text:line-break/><text:span text:style-name="Emphasis">IES Cap de Llevant (Maó)</text:span></text:p>
        </text:list-item>
      </text:list>
      <text:h text:style-name="Heading_20_4" text:outline-level="4"><text:span text:style-name="Strong_20_Emphasis">EXPERIÈNCIA PROFESSIONAL</text:span></text:h>
      <text:list text:style-name="L2">
        <text:list-item>
          <text:p text:style-name="P2"><text:span text:style-name="Strong_20_Emphasis">2024:</text:span> Pràctiques d’estiu al departament informàtic de l’Ajuntament de Maó<text:line-break/>Tasques: manteniment d’equips, instal·lació de programari i suport tècnic bàsic.</text:p>
        </text:list-item>
      </text:list>
      <text:h text:style-name="Heading_20_4" text:outline-level="4"><text:span text:style-name="Strong_20_Emphasis">COMPETÈNCIES</text:span></text:h>
      <text:list text:style-name="L3">
        <text:list-item>
          <text:p text:style-name="P3">Coneixements bàsics de maquinari i programari</text:p>
        </text:list-item>
        <text:list-item>
          <text:p text:style-name="P3">Microsoft Office i Google Workspace</text:p>
        </text:list-item>
        <text:list-item>
          <text:p text:style-name="P3">Sistema operatiu Windows i Linux</text:p>
        </text:list-item>
        <text:list-item>
          <text:p text:style-name="P3">Capacitat de treball en equip i resolució de problemes</text:p>
        </text:list-item>
      </text:list>
      <text:h text:style-name="Heading_20_4" text:outline-level="4"><text:span text:style-name="Strong_20_Emphasis">IDIOMES</text:span></text:h>
      <text:list text:style-name="L4">
        <text:list-item>
          <text:p text:style-name="P4">Català: nadiu</text:p>
        </text:list-item>
        <text:list-item>
          <text:p text:style-name="P4">Castellà: nadiu</text:p>
        </text:list-item>
        <text:list-item>
          <text:p text:style-name="P4">Anglès: nivell B1</text:p>
        </text:list-item>
      </text:list>
      <text:h text:style-name="Heading_20_4" text:outline-level="4"><text:span text:style-name="Strong_20_Emphasis">ALTRES DADES D’INTERÈS</text:span></text:h>
      <text:list text:style-name="L5">
        <text:list-item>
          <text:p text:style-name="P5">Carnet de conduir AM</text:p>
        </text:list-item>
        <text:list-item>
          <text:p text:style-name="P5">Disponibilitat horària completa</text:p>
        </text:list-item>
        <text:list-item>
          <text:p text:style-name="P5">Bon tracte amb el públic</text:p>
        </text:list-item>
      </text:list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17:18.557678661</meta:creation-date>
    <dc:date>2025-11-04T09:19:19.973496328</dc:date>
    <meta:editing-duration>PT2M2S</meta:editing-duration>
    <meta:editing-cycles>1</meta:editing-cycles>
    <meta:document-statistic meta:table-count="0" meta:image-count="0" meta:object-count="0" meta:page-count="1" meta:paragraph-count="22" meta:word-count="166" meta:character-count="1079" meta:non-whitespace-character-count="945"/>
    <meta:generator>LibreOffice/24.2.7.2$Linux_X86_64 LibreOffice_project/420$Build-2</meta:generator>
  </office:meta>
</office:document-meta>
</file>